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A0000037A834D74014FA8D7F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34cm" svg:height="15.749cm" svg:x="0.866cm" svg:y="0cm">
          <draw:image xlink:href="Pictures/10000000000002CA0000037A834D74014FA8D7F3.gif" xlink:type="simple" xlink:show="embed" xlink:actuate="onLoad" draw:mime-type="image/gif">
            <text:p/>
          </draw:image>
        </draw:frame>
        <draw:frame presentation:style-name="pr1" draw:text-style-name="P3" draw:layer="layout" svg:width="16cm" svg:height="9.134cm" svg:x="12.592cm" svg:y="4.368cm" presentation:class="subtitle" presentation:user-transformed="true">
          <draw:text-box>
            <text:p text:style-name="P2">Methodologically</text:p>
            <text:p text:style-name="P2"/>
            <text:p text:style-name="P2">Dichotomycally</text:p>
            <text:p text:style-name="P2">Note</text:p>
            <text:p text:style-name="P2">TODO Add image of gallileo in pisa </text:p>
          </draw:text-box>
        </draw:frame>
        <draw:frame presentation:style-name="pr2" draw:layer="layout" svg:width="25.199cm" svg:height="2.629cm" svg:x="1.4cm" svg:y="0.628cm" presentation:class="title">
          <draw:text-box>
            <text:p>TR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26T21:50:12.326849632</dc:date>
    <meta:editing-duration>PT23M23S</meta:editing-duration>
    <meta:editing-cycles>2</meta:editing-cycles>
    <meta:generator>LibreOffice/7.1.5.2$Linux_X86_64 LibreOffice_project/10$Build-2</meta:generator>
    <meta:document-statistic meta:object-count="26"/>
  </office:meta>
</office:document-meta>
</file>